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wiss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>
      <style:paragraph-properties fo:text-align="start"/>
      <style:text-properties fo:color="#000000" style:text-line-through-style="none" style:text-line-through-type="none" fo:font-size="11pt" fo:font-style="normal" style:text-underline-style="none" fo:font-weight="normal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19772" officeooo:paragraph-rsid="00219772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fo:background-color="#ffffff" fo:border="solid #000001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#00a933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e0c2cd" fo:border="none #ff8000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t text box control <draw:control text:anchor-type="as-char" draw:z-index="0" draw:name="flat_border" draw:style-name="gr1" draw:text-style-name="P2" svg:width="1.3539in" svg:height="0.2598in" draw:control="control1"/></text:p>
      <text:p text:style-name="P1"/>
      <text:p text:style-name="P1">3D text box control <draw:control text:anchor-type="as-char" draw:z-index="1" draw:name="3d_border" draw:style-name="gr2" draw:text-style-name="P2" svg:width="1.2913in" svg:height="0.2807in" draw:control="control2"/></text:p>
      <text:p text:style-name="P1"/>
      <text:p text:style-name="P3">no border text box control <text:s/><draw:control text:anchor-type="as-char" draw:z-index="2" draw:name="no_border" draw:style-name="gr3" draw:text-style-name="P4" svg:width="1.4795in" svg:height="0.2713in" draw:control="control3"/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en" fo:country="CA" style:letter-kerning="true" style:font-name-asian="DejaVu Sans1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Carlito" fo:font-size="12pt" fo:language="en" fo:country="CA" style:letter-kerning="true" style:font-name-asian="DejaVu Sans1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rlito" fo:font-family="Carlito" style:font-family-generic="swiss" fo:font-size="12pt" fo:language="en" fo:country="CA" style:letter-kerning="true" style:font-name-asian="DejaVu Sans1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wis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DejaVu Sans1" style:font-family-asian="'DejaVu Sans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4.1252in" style:num-format="1" style:print-orientation="landscape" fo:margin-top="0.7874in" fo:margin-bottom="0.7874in" fo:margin-left="0.7874in" fo:margin-right="0.7874in" style:writing-mode="lr-tb" style:layout-grid-color="#c0c0c0" style:layout-grid-lines="64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07:20.186748111</meta:creation-date>
    <dc:language>en-CA</dc:language>
    <meta:editing-cycles>7</meta:editing-cycles>
    <meta:editing-duration>PT30M27S</meta:editing-duration>
    <meta:generator>LibreOfficeDev/25.2.0.0.alpha0$Linux_X86_64 LibreOffice_project/51f25098302e738a7d256620bd8e13bace8d060e</meta:generator>
    <dc:date>2024-10-09T16:56:37.170182194</dc:date>
    <meta:document-statistic meta:table-count="0" meta:image-count="0" meta:object-count="0" meta:page-count="1" meta:paragraph-count="3" meta:word-count="13" meta:character-count="70" meta:non-whitespace-character-count="56"/>
    <meta:user-defined meta:name="AppVersion">15.0000</meta:user-defined>
  </office:meta>
</office:document-meta>
</file>